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paragraph-properties fo:text-align="center" style:justify-single-word="false"/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ΑΙΤΗΣΗ<text:tab/><text:tab/><text:tab/><text:tab/><text:tab/><text:tab/><text:tab/><text:tab/></text:p>
      <text:p text:style-name="P1"/>
      <text:p text:style-name="P4">Επώνυμο…………………………………………………………………</text:p>
      <text:p text:style-name="P4">Όνομα…………………………………………………………………….</text:p>
      <text:p text:style-name="P4">Πατρώνυμο……………………………………………………………</text:p>
      <text:p text:style-name="P4">Κλάδος……………………………………………………………………</text:p>
      <text:p text:style-name="P4">Βαθμός……………………………………………………………………</text:p>
      <text:p text:style-name="P4">Οργανική Θέση……………………………………………………..</text:p>
      <text:p text:style-name="P2">…………………………………………………………………………………</text:p>
      <text:p text:style-name="P4">Θέση που υπηρετώ……………………………………………….</text:p>
      <text:p text:style-name="P2">…………………………………………………………………………………</text:p>
      <text:p text:style-name="P4">Δ/νση κατοικίας……………………………………………………</text:p>
      <text:p text:style-name="P2">…………………………………………………………………………………</text:p>
      <text:p text:style-name="P4">Τηλέφωνο………………………………………………………………</text:p>
      <text:p text:style-name="P4"><text:span text:style-name="T1">………………………………………………………………………………</text:span>..</text:p>
      <text:p text:style-name="P4"/>
      <text:p text:style-name="P4"/>
      <text:p text:style-name="P4"/>
      <text:p text:style-name="Standard"><text:span text:style-name="T2">ΘΕΜΑ: Χορήγηση άδειας</text:span><text:span text:style-name="T3"> </text:span><text:span text:style-name="T4">κύησης(2 μήνες προ του τοκετού</text:span><text:span text:style-name="T2"> )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4"/>
      <text:p text:style-name="P4">Την Διεύθυνση <text:s text:c="2"/>Δ.Ε. Ν. Ηρακλείου.</text:p>
      <text:p text:style-name="P4">(Δια του κ. Δ/ντή του………………………………………….</text:p>
      <text:p text:style-name="P4"><text:span text:style-name="T1">………………………………………………………………………………</text:span>.)</text:p>
      <text:p text:style-name="P4"/>
      <text:p text:style-name="P5"><text:span text:style-name="T2">Παρακαλώ να μου χορηγήσετε άδεια </text:span><text:span text:style-name="T4">κύησης</text:span><text:span text:style-name="T3"> βάσει άρθρου 52 Ν.3528/2007 ΦΕΚ 26 τ.Α΄</text:span><text:span text:style-name="T4">(όπως συμπλ. Από αρθρ. 18 του Ν.3801/2009) </text:span><text:span text:style-name="T2">από………………………………..μέχρι……………………………..σύμφωνα με τα δικαιολογητικά που επισυνάπτω.</text:span></text:p>
      <text:p text:style-name="P4"/>
      <text:p text:style-name="P4">Μαζί υποβάλλω:</text:p>
      <text:p text:style-name="P4"/>
      <text:p text:style-name="P4"><text:soft-page-break/>α)Βεβαίωση του μαιευτήρα ιατρού για την πιθανή ημερομηνία τοκετού (Π.Η.Τ.).</text:p>
      <text:p text:style-name="P4"/>
      <text:p text:style-name="P4">β)Πράξη ανάληψης (για νεοδιόριστες).</text:p>
      <text:p text:style-name="P4"/>
      <text:p text:style-name="P3"><text:s/></text:p>
      <text:p text:style-name="P4"/>
      <text:p text:style-name="P4"/>
      <text:p text:style-name="P4"/>
      <text:p text:style-name="P4"/>
      <text:p text:style-name="P4"/>
      <text:p text:style-name="P4">Ημερομηνία:…………………………………………..</text:p>
      <text:p text:style-name="P4"/>
      <text:p text:style-name="P7"><text:span text:style-name="T1">………… </text:span>Αιτ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5T09:23:00</meta:creation-date>
    <dc:creator>1g2</dc:creator>
    <dc:date>2016-10-13T10:38:00</dc:date>
    <meta:print-date>2004-10-25T10:37:00</meta:print-date>
    <meta:editing-cycles>2</meta:editing-cycles>
    <meta:document-statistic meta:table-count="0" meta:image-count="0" meta:object-count="0" meta:page-count="3" meta:paragraph-count="26" meta:word-count="83" meta:character-count="970" meta:non-whitespace-character-count="901"/>
    <meta:generator>LibreOffice/5.2.7.2$Linux_X86_64 LibreOffice_project/20m0$Build-2</meta:generator>
  </office:meta>
</office:document-meta>
</file>